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69cm" fo:min-width="7.2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05cm"/>
    </style:style>
    <style:style style:name="gr9" style:family="graphic" style:parent-style-name="standard">
      <style:graphic-properties draw:fill-color="#ff9999" draw:textarea-vertical-align="middle"/>
    </style:style>
    <style:style style:name="gr10" style:family="graphic" style:parent-style-name="standard">
      <style:graphic-properties draw:fill-color="#ff3333" draw:textarea-vertical-align="middle"/>
    </style:style>
    <style:style style:name="gr11" style:family="graphic" style:parent-style-name="standard">
      <style:graphic-properties draw:fill-color="#ff6600" draw:textarea-vertical-align="middle"/>
    </style:style>
    <style:style style:name="gr12" style:family="graphic" style:parent-style-name="standard">
      <style:graphic-properties draw:fill-color="#ff9900" draw:textarea-vertical-align="middle"/>
    </style:style>
    <style:style style:name="gr13" style:family="graphic" style:parent-style-name="standard">
      <style:graphic-properties draw:fill-color="#ffcc00" draw:textarea-vertical-align="middle"/>
    </style:style>
    <style:style style:name="gr14" style:family="graphic" style:parent-style-name="standard">
      <style:graphic-properties draw:fill-color="#ff00cc" draw:textarea-vertical-align="middle"/>
    </style:style>
    <style:style style:name="gr15" style:family="graphic" style:parent-style-name="standard">
      <style:graphic-properties draw:fill-color="#ff66cc" draw:textarea-vertical-align="middle"/>
    </style:style>
    <style:style style:name="gr16" style:family="graphic" style:parent-style-name="standard">
      <style:graphic-properties draw:fill-color="#9900ff" draw:textarea-vertical-align="middle"/>
    </style:style>
    <style:style style:name="gr17" style:family="graphic" style:parent-style-name="standard">
      <style:graphic-properties draw:fill-color="#6666ff" draw:textarea-vertical-align="middle"/>
    </style:style>
    <style:style style:name="gr18" style:family="graphic" style:parent-style-name="standard">
      <style:graphic-properties draw:fill-color="#9999ff" draw:textarea-vertical-align="middle"/>
    </style:style>
    <style:style style:name="gr19" style:family="graphic" style:parent-style-name="standard">
      <style:graphic-properties draw:fill-color="#0000ff" draw:textarea-vertical-align="middle"/>
    </style:style>
    <style:style style:name="gr20" style:family="graphic" style:parent-style-name="standard">
      <style:graphic-properties draw:fill-color="#cc0000" draw:textarea-vertical-align="middle"/>
    </style:style>
    <style:style style:name="gr21" style:family="graphic" style:parent-style-name="standard">
      <style:graphic-properties draw:fill-color="#ff0000" draw:textarea-vertical-align="middle"/>
    </style:style>
    <style:style style:name="gr22" style:family="graphic" style:parent-style-name="standard">
      <style:graphic-properties draw:fill-color="#ff6666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21cm" fo:min-width="15.36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9.58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rect draw:style-name="gr1" draw:text-style-name="P1" draw:layer="layout" svg:width="6.1cm" svg:height="0.7cm" svg:x="1.8cm" svg:y="1.8cm">
          <text:p text:style-name="P1">Create a new order</text:p>
        </draw:rect>
        <draw:line draw:style-name="gr2" draw:text-style-name="P1" draw:layer="layout" svg:x1="5cm" svg:y1="2.6cm" svg:x2="5cm" svg:y2="3.9cm">
          <text:p/>
        </draw:line>
        <draw:rect draw:style-name="gr1" draw:text-style-name="P1" draw:layer="layout" svg:width="6.1cm" svg:height="0.7cm" svg:x="1.7cm" svg:y="4cm">
          <text:p text:style-name="P1">Create a new lot</text:p>
        </draw:rect>
        <draw:line draw:style-name="gr2" draw:text-style-name="P1" draw:layer="layout" svg:x1="8.1cm" svg:y1="4.4cm" svg:x2="10.1cm" svg:y2="4.4cm">
          <text:p/>
        </draw:line>
        <draw:rect draw:style-name="gr1" draw:text-style-name="P1" draw:layer="layout" svg:width="6.1cm" svg:height="1.2cm" svg:x="10.4cm" svg:y="3.8cm">
          <text:p text:style-name="P1">Introduce occasional</text:p>
          <text:p text:style-name="P1">lot defects</text:p>
        </draw:rect>
        <draw:line draw:style-name="gr2" draw:text-style-name="P1" draw:layer="layout" svg:x1="5cm" svg:y1="4.8cm" svg:x2="5cm" svg:y2="6.1cm">
          <text:p/>
        </draw:line>
        <draw:rect draw:style-name="gr1" draw:text-style-name="P1" draw:layer="layout" svg:width="6.1cm" svg:height="0.7cm" svg:x="1.7cm" svg:y="6.2cm">
          <text:p text:style-name="P1">Create new units</text:p>
        </draw:rect>
        <draw:line draw:style-name="gr2" draw:text-style-name="P1" draw:layer="layout" svg:x1="8.1cm" svg:y1="6.6cm" svg:x2="10.1cm" svg:y2="6.6cm">
          <text:p/>
        </draw:line>
        <draw:rect draw:style-name="gr1" draw:text-style-name="P1" draw:layer="layout" svg:width="6.1cm" svg:height="1.2cm" svg:x="10.4cm" svg:y="6cm">
          <text:p text:style-name="P1">Introduce occasional</text:p>
          <text:p text:style-name="P1">unit defects</text:p>
        </draw:rect>
        <draw:line draw:style-name="gr2" draw:text-style-name="P1" draw:layer="layout" svg:x1="8.1cm" svg:y1="2.2cm" svg:x2="10.1cm" svg:y2="2.2cm">
          <text:p/>
        </draw:line>
        <draw:rect draw:style-name="gr1" draw:text-style-name="P1" draw:layer="layout" svg:width="6.1cm" svg:height="1.2cm" svg:x="10.4cm" svg:y="1.6cm">
          <text:p text:style-name="P1">Introduce occasional</text:p>
          <text:p text:style-name="P1">program defects</text:p>
        </draw:rect>
        <draw:frame draw:style-name="gr3" draw:layer="layout" svg:width="7.783cm" svg:height="10.219cm" svg:x="6.817cm" svg:y="10.1cm">
          <draw:text-box>
            <text:p>Final consensus:</text:p>
            <text:p>60 lots, with 24 units each</text:p>
            <text:p>1440 total units</text:p>
            <text:p/>
            <text:p>1/15 lot defect rate</text:p>
            <text:p>1/8 unit defect rate</text:p>
            <text:p/>
            <text:p>1/120 share defects</text:p>
            <text:p/>
            <text:p>8/120 lot</text:p>
            <text:p>15/120 unit</text:p>
            <text:p>-1/120 shared</text:p>
            <text:p>22/120 total</text:p>
            <text:p>242 total defective units</text:p>
          </draw:text-box>
        </draw:frame>
      </draw:page>
      <draw:page draw:name="page2" draw:style-name="dp1" draw:master-page-name="Domyślnie">
        <draw:frame draw:style-name="gr4" draw:layer="layout" svg:width="5.853cm" svg:height="0.963cm" svg:x="7cm" svg:y="0.037cm">
          <draw:text-box>
            <text:p>How DtL looks <text:s/>like</text:p>
          </draw:text-box>
        </draw:frame>
        <draw:rect draw:style-name="gr1" draw:text-style-name="P1" draw:layer="layout" svg:width="2.3cm" svg:height="1.1cm" svg:x="8.6cm" svg:y="1.5cm">
          <text:p text:style-name="P1">DtL</text:p>
        </draw:rect>
        <draw:line draw:style-name="gr2" draw:text-style-name="P1" draw:layer="layout" svg:x1="10.9cm" svg:y1="2.6cm" svg:x2="12.2cm" svg:y2="4.1cm">
          <text:p/>
        </draw:line>
        <draw:line draw:style-name="gr2" draw:text-style-name="P1" draw:layer="layout" svg:x1="8.6cm" svg:y1="2.6cm" svg:x2="7.2cm" svg:y2="4cm">
          <text:p/>
        </draw:line>
        <draw:rect draw:style-name="gr1" draw:text-style-name="P1" draw:layer="layout" svg:width="2.3cm" svg:height="1.1cm" svg:x="12.2cm" svg:y="4.1cm">
          <text:p text:style-name="P1">Buy</text:p>
        </draw:rect>
        <draw:rect draw:style-name="gr1" draw:text-style-name="P1" draw:layer="layout" svg:width="2.9cm" svg:height="1.1cm" svg:x="4.6cm" svg:y="4cm">
          <text:p text:style-name="P1">In house</text:p>
        </draw:rect>
        <draw:rect draw:style-name="gr1" draw:text-style-name="P1" draw:layer="layout" svg:width="2.9cm" svg:height="1.1cm" svg:x="14cm" svg:y="6.6cm">
          <text:p text:style-name="P1">Preformed</text:p>
        </draw:rect>
        <draw:line draw:style-name="gr2" draw:text-style-name="P1" draw:layer="layout" svg:x1="12.2cm" svg:y1="5.2cm" svg:x2="10.8cm" svg:y2="6.6cm">
          <text:p/>
        </draw:line>
        <draw:line draw:style-name="gr2" draw:text-style-name="P1" draw:layer="layout" svg:x1="14.5cm" svg:y1="5.2cm" svg:x2="15.4cm" svg:y2="6.5cm">
          <text:p/>
        </draw:line>
        <draw:rect draw:style-name="gr1" draw:text-style-name="P1" draw:layer="layout" svg:width="3.9cm" svg:height="1.1cm" svg:x="9.7cm" svg:y="6.6cm">
          <text:p text:style-name="P1">Custom made</text:p>
        </draw:rect>
        <draw:line draw:style-name="gr2" draw:text-style-name="P1" draw:layer="layout" svg:x1="10.6cm" svg:y1="7.8cm" svg:x2="10.6cm" svg:y2="10.8cm">
          <text:p/>
        </draw:line>
        <draw:rect draw:style-name="gr1" draw:text-style-name="P1" draw:layer="layout" svg:width="2.3cm" svg:height="1.1cm" svg:x="9.6cm" svg:y="10.9cm">
          <text:p text:style-name="P1">Submit</text:p>
        </draw:rect>
        <draw:rect draw:style-name="gr1" draw:text-style-name="P1" draw:layer="layout" svg:width="2.3cm" svg:height="1.1cm" svg:x="12.2cm" svg:y="4.1cm">
          <text:p text:style-name="P1">Buy</text:p>
        </draw:rect>
        <draw:rect draw:style-name="gr1" draw:text-style-name="P1" draw:layer="layout" svg:width="2.3cm" svg:height="1.1cm" svg:x="12.8cm" svg:y="9.1cm">
          <text:p text:style-name="P1">None</text:p>
        </draw:rect>
        <draw:rect draw:style-name="gr1" draw:text-style-name="P1" draw:layer="layout" svg:width="2.3cm" svg:height="1.1cm" svg:x="15.3cm" svg:y="9.1cm">
          <text:p text:style-name="P1">Exists</text:p>
        </draw:rect>
        <draw:line draw:style-name="gr2" draw:text-style-name="P1" draw:layer="layout" svg:x1="14cm" svg:y1="7.7cm" svg:x2="14cm" svg:y2="9.1cm">
          <text:p/>
        </draw:line>
        <draw:line draw:style-name="gr2" draw:text-style-name="P1" draw:layer="layout" svg:x1="16.4cm" svg:y1="7.6cm" svg:x2="16.4cm" svg:y2="9.1cm">
          <text:p/>
        </draw:line>
        <draw:line draw:style-name="gr2" draw:text-style-name="P1" draw:layer="layout" svg:x1="14.1cm" svg:y1="10.2cm" svg:x2="11.9cm" svg:y2="10.9cm">
          <text:p/>
        </draw:line>
        <draw:rect draw:style-name="gr1" draw:text-style-name="P1" draw:layer="layout" svg:width="7.9cm" svg:height="1.1cm" svg:x="9.6cm" svg:y="12.8cm">
          <text:p text:style-name="P1">Production</text:p>
        </draw:rect>
        <draw:line draw:style-name="gr2" draw:text-style-name="P1" draw:layer="layout" svg:x1="10.8cm" svg:y1="12.1cm" svg:x2="10.8cm" svg:y2="12.8cm">
          <text:p/>
        </draw:line>
        <draw:line draw:style-name="gr2" draw:text-style-name="P1" draw:layer="layout" svg:x1="16.4cm" svg:y1="10.3cm" svg:x2="16.4cm" svg:y2="12.7cm">
          <text:p/>
        </draw:line>
      </draw:page>
      <draw:page draw:name="page3" draw:style-name="dp1" draw:master-page-name="Domyślnie">
        <draw:rect draw:style-name="gr5" draw:text-style-name="P1" draw:layer="layout" svg:width="14.5cm" svg:height="0.5cm" svg:x="2.2cm" svg:y="2.5cm">
          <text:p/>
        </draw:rect>
        <draw:rect draw:style-name="gr5" draw:text-style-name="P1" draw:layer="layout" svg:width="12.5cm" svg:height="0.9cm" svg:x="1.7cm" svg:y="2.3cm">
          <text:p/>
        </draw:rect>
        <draw:rect draw:style-name="gr5" draw:text-style-name="P1" draw:layer="layout" svg:width="1.2cm" svg:height="2.8cm" svg:x="2.4cm" svg:y="6.5cm">
          <text:p/>
        </draw:rect>
        <draw:line draw:style-name="gr6" draw:text-style-name="P1" draw:layer="layout" svg:x1="3cm" svg:y1="7cm" svg:x2="6.3cm" svg:y2="7cm">
          <text:p/>
        </draw:line>
        <draw:line draw:style-name="gr7" draw:text-style-name="P1" draw:layer="layout" svg:x1="3cm" svg:y1="7.6cm" svg:x2="6.2cm" svg:y2="7.6cm">
          <text:p/>
        </draw:line>
        <draw:frame draw:style-name="gr8" draw:layer="layout" svg:width="3.55cm" svg:height="2.387cm" svg:x="6.6cm" svg:y="6.437cm">
          <draw:text-box>
            <text:p>swivel joint</text:p>
            <text:p>fixed joint</text:p>
            <text:p>loose joint</text:p>
          </draw:text-box>
        </draw:frame>
        <draw:line draw:style-name="gr2" draw:text-style-name="P1" draw:layer="layout" svg:x1="3.1cm" svg:y1="8.3cm" svg:x2="6.1cm" svg:y2="8.3cm">
          <text:p/>
        </draw:line>
      </draw:page>
      <draw:page draw:name="page4" draw:style-name="dp1" draw:master-page-name="Domyślnie">
        <draw:rect draw:style-name="gr9" draw:text-style-name="P1" draw:layer="layout" svg:width="17.8cm" svg:height="0.8cm" svg:x="1.5cm" svg:y="1.1cm">
          <text:p text:style-name="P1">Block buffer</text:p>
        </draw:rect>
        <draw:rect draw:style-name="gr10" draw:text-style-name="P1" draw:layer="layout" svg:width="17.8cm" svg:height="0.8cm" svg:x="1.5cm" svg:y="1.9cm">
          <text:p text:style-name="P1">BlockData buffer</text:p>
        </draw:rect>
        <draw:rect draw:style-name="gr11" draw:text-style-name="P1" draw:layer="layout" svg:width="17.8cm" svg:height="0.8cm" svg:x="1.5cm" svg:y="4.3cm">
          <text:p text:style-name="P1">Item buffer</text:p>
        </draw:rect>
        <draw:rect draw:style-name="gr12" draw:text-style-name="P1" draw:layer="layout" svg:width="17.8cm" svg:height="0.8cm" svg:x="1.5cm" svg:y="5.1cm">
          <text:p text:style-name="P1">ItemData buffer</text:p>
        </draw:rect>
        <draw:rect draw:style-name="gr13" draw:text-style-name="P1" draw:layer="layout" svg:width="17.8cm" svg:height="0.8cm" svg:x="1.5cm" svg:y="5.9cm">
          <text:p text:style-name="P1">ItemStack buffer</text:p>
        </draw:rect>
        <draw:rect draw:style-name="gr14" draw:text-style-name="P1" draw:layer="layout" svg:width="17.8cm" svg:height="0.8cm" svg:x="1.5cm" svg:y="6.7cm">
          <text:p text:style-name="P1">Inventory buffer</text:p>
        </draw:rect>
        <draw:rect draw:style-name="gr15" draw:text-style-name="P1" draw:layer="layout" svg:width="17.8cm" svg:height="0.8cm" svg:x="1.5cm" svg:y="7.5cm">
          <text:p text:style-name="P1">ItemConfig buffer</text:p>
        </draw:rect>
        <draw:rect draw:style-name="gr16" draw:text-style-name="P1" draw:layer="layout" svg:width="17.8cm" svg:height="0.8cm" svg:x="1.5cm" svg:y="8.3cm">
          <text:p text:style-name="P1">Side buffer</text:p>
        </draw:rect>
        <draw:rect draw:style-name="gr17" draw:text-style-name="P1" draw:layer="layout" svg:width="17.8cm" svg:height="0.8cm" svg:x="1.5cm" svg:y="9.1cm">
          <text:p text:style-name="P1">Battery buffer</text:p>
        </draw:rect>
        <draw:rect draw:style-name="gr18" draw:text-style-name="P1" draw:layer="layout" svg:width="17.8cm" svg:height="0.8cm" svg:x="1.5cm" svg:y="9.9cm">
          <text:p text:style-name="P1">Machine buffer</text:p>
        </draw:rect>
        <draw:rect draw:style-name="gr19" draw:text-style-name="P1" draw:layer="layout" svg:width="17.8cm" svg:height="0.8cm" svg:x="1.5cm" svg:y="10.7cm">
          <text:p text:style-name="P1">Piece buffer</text:p>
        </draw:rect>
        <draw:rect draw:style-name="gr1" draw:text-style-name="P1" draw:layer="layout" svg:width="17.8cm" svg:height="0.8cm" svg:x="1.5cm" svg:y="11.5cm">
          <text:p text:style-name="P1">Filter Setting Buffer</text:p>
        </draw:rect>
        <draw:rect draw:style-name="gr1" draw:text-style-name="P1" draw:layer="layout" svg:width="17.8cm" svg:height="0.8cm" svg:x="1.5cm" svg:y="12.3cm">
          <text:p text:style-name="P1">2D map buffer</text:p>
        </draw:rect>
        <draw:rect draw:style-name="gr1" draw:text-style-name="P1" draw:layer="layout" svg:width="17.8cm" svg:height="0.8cm" svg:x="1.5cm" svg:y="13.1cm">
          <text:p text:style-name="P1">3D map buffer</text:p>
        </draw:rect>
        <draw:rect draw:style-name="gr1" draw:text-style-name="P1" draw:layer="layout" svg:width="17.8cm" svg:height="0.8cm" svg:x="1.5cm" svg:y="13.9cm">
          <text:p text:style-name="P1">CPU Model Buffer</text:p>
        </draw:rect>
        <draw:rect draw:style-name="gr1" draw:text-style-name="P1" draw:layer="layout" svg:width="17.8cm" svg:height="0.8cm" svg:x="1.5cm" svg:y="14.7cm">
          <text:p text:style-name="P1">CPU Texture Buffer</text:p>
        </draw:rect>
        <draw:rect draw:style-name="gr1" draw:text-style-name="P1" draw:layer="layout" svg:width="17.8cm" svg:height="0.8cm" svg:x="1.5cm" svg:y="15.5cm">
          <text:p text:style-name="P1">Item buffer</text:p>
        </draw:rect>
        <draw:rect draw:style-name="gr1" draw:text-style-name="P1" draw:layer="layout" svg:width="17.8cm" svg:height="0.8cm" svg:x="1.5cm" svg:y="16.3cm">
          <text:p text:style-name="P1">Item buffer</text:p>
        </draw:rect>
        <draw:rect draw:style-name="gr1" draw:text-style-name="P1" draw:layer="layout" svg:width="17.8cm" svg:height="0.8cm" svg:x="1.5cm" svg:y="17.1cm">
          <text:p text:style-name="P1">Item buffer</text:p>
        </draw:rect>
        <draw:rect draw:style-name="gr1" draw:text-style-name="P1" draw:layer="layout" svg:width="17.8cm" svg:height="0.8cm" svg:x="1.5cm" svg:y="17.9cm">
          <text:p text:style-name="P1">Item buffer</text:p>
        </draw:rect>
        <draw:rect draw:style-name="gr1" draw:text-style-name="P1" draw:layer="layout" svg:width="17.8cm" svg:height="0.8cm" svg:x="1.5cm" svg:y="18.7cm">
          <text:p text:style-name="P1">Item buffer</text:p>
        </draw:rect>
        <draw:rect draw:style-name="gr1" draw:text-style-name="P1" draw:layer="layout" svg:width="17.8cm" svg:height="0.8cm" svg:x="1.5cm" svg:y="19.5cm">
          <text:p text:style-name="P1">Item buffer</text:p>
        </draw:rect>
        <draw:rect draw:style-name="gr1" draw:text-style-name="P1" draw:layer="layout" svg:width="17.8cm" svg:height="0.8cm" svg:x="1.5cm" svg:y="20.3cm">
          <text:p text:style-name="P1">Item buffer</text:p>
        </draw:rect>
        <draw:rect draw:style-name="gr1" draw:text-style-name="P1" draw:layer="layout" svg:width="17.8cm" svg:height="0.8cm" svg:x="1.5cm" svg:y="21.1cm">
          <text:p text:style-name="P1">Item buffer</text:p>
        </draw:rect>
        <draw:rect draw:style-name="gr1" draw:text-style-name="P1" draw:layer="layout" svg:width="17.8cm" svg:height="0.8cm" svg:x="1.5cm" svg:y="21.9cm">
          <text:p text:style-name="P1">Item buffer</text:p>
        </draw:rect>
        <draw:rect draw:style-name="gr1" draw:text-style-name="P1" draw:layer="layout" svg:width="17.8cm" svg:height="0.8cm" svg:x="1.5cm" svg:y="22.7cm">
          <text:p text:style-name="P1">Item buffer</text:p>
        </draw:rect>
        <draw:rect draw:style-name="gr1" draw:text-style-name="P1" draw:layer="layout" svg:width="17.8cm" svg:height="0.8cm" svg:x="1.5cm" svg:y="23.5cm">
          <text:p text:style-name="P1">Item buffer</text:p>
        </draw:rect>
        <draw:rect draw:style-name="gr1" draw:text-style-name="P1" draw:layer="layout" svg:width="17.8cm" svg:height="0.8cm" svg:x="1.5cm" svg:y="24.3cm">
          <text:p text:style-name="P1">Item buffer</text:p>
        </draw:rect>
        <draw:rect draw:style-name="gr1" draw:text-style-name="P1" draw:layer="layout" svg:width="17.8cm" svg:height="0.8cm" svg:x="1.5cm" svg:y="25.1cm">
          <text:p text:style-name="P1">Item buffer</text:p>
        </draw:rect>
        <draw:rect draw:style-name="gr20" draw:text-style-name="P1" draw:layer="layout" svg:width="17.8cm" svg:height="0.8cm" svg:x="1.5cm" svg:y="3.5cm">
          <text:p text:style-name="P1">MultiBlock/secondary buffer</text:p>
        </draw:rect>
        <draw:rect draw:style-name="gr21" draw:text-style-name="P1" draw:layer="layout" svg:width="17.8cm" svg:height="0.8cm" svg:x="1.5cm" svg:y="2.7cm">
          <text:p text:style-name="P1">MultiBlock/main buffer</text:p>
        </draw:rect>
        <draw:rect draw:style-name="gr22" draw:text-style-name="P1" draw:layer="layout" svg:width="17.8cm" svg:height="0.8cm" svg:x="1.5cm" svg:y="25.9cm">
          <text:p text:style-name="P1">Map buffer</text:p>
        </draw:rect>
      </draw:page>
      <draw:page draw:name="page5" draw:style-name="dp1" draw:master-page-name="Domyślnie">
        <draw:rect draw:style-name="gr1" draw:text-style-name="P1" draw:layer="layout" svg:width="17.8cm" svg:height="0.8cm" svg:x="1.2cm" svg:y="1.3cm">
          <text:p text:style-name="P1">World Data</text:p>
        </draw:rect>
        <draw:rect draw:style-name="gr1" draw:text-style-name="P1" draw:layer="layout" svg:width="16.4cm" svg:height="0.8cm" svg:x="2.6cm" svg:y="2.1cm">
          <text:p text:style-name="P1">Block layer 0.2</text:p>
        </draw:rect>
        <draw:rect draw:style-name="gr1" draw:text-style-name="P1" draw:layer="layout" svg:width="16.4cm" svg:height="0.8cm" svg:x="2.6cm" svg:y="2.9cm">
          <text:p text:style-name="P1">BlockData layer 0.3</text:p>
        </draw:rect>
        <draw:rect draw:style-name="gr1" draw:text-style-name="P1" draw:layer="layout" svg:width="16.4cm" svg:height="0.8cm" svg:x="2.6cm" svg:y="3.7cm">
          <text:p text:style-name="P1">Inventory layer 0.4</text:p>
        </draw:rect>
        <draw:rect draw:style-name="gr1" draw:text-style-name="P1" draw:layer="layout" svg:width="16.4cm" svg:height="0.8cm" svg:x="2.6cm" svg:y="4.5cm">
          <text:p text:style-name="P1">Signal layer 0.5</text:p>
        </draw:rect>
        <draw:rect draw:style-name="gr1" draw:text-style-name="P1" draw:layer="layout" svg:width="16.4cm" svg:height="0.8cm" svg:x="2.6cm" svg:y="5.3cm">
          <text:p text:style-name="P1">Wire post layer 0.6</text:p>
        </draw:rect>
        <draw:rect draw:style-name="gr1" draw:text-style-name="P1" draw:layer="layout" svg:width="17.8cm" svg:height="0.8cm" svg:x="1.2cm" svg:y="7cm">
          <text:p text:style-name="P1">Data layer types</text:p>
        </draw:rect>
        <draw:rect draw:style-name="gr1" draw:text-style-name="P1" draw:layer="layout" svg:width="16.4cm" svg:height="0.8cm" svg:x="2.6cm" svg:y="7.8cm">
          <text:p text:style-name="P1">Block based – is assigned to block</text:p>
        </draw:rect>
        <draw:rect draw:style-name="gr1" draw:text-style-name="P1" draw:layer="layout" svg:width="16.4cm" svg:height="0.8cm" svg:x="2.6cm" svg:y="8.6cm">
          <text:p text:style-name="P1">Sprite based</text:p>
        </draw:rect>
      </draw:page>
      <draw:page draw:name="page6" draw:style-name="dp1" draw:master-page-name="Domyślnie">
        <draw:rect draw:style-name="gr9" draw:text-style-name="P1" draw:layer="layout" svg:width="17.8cm" svg:height="0.8cm" svg:x="1.5cm" svg:y="1.1cm">
          <text:p text:style-name="P1">Block buffer</text:p>
        </draw:rect>
        <draw:frame draw:style-name="gr23" draw:layer="layout" svg:width="15.865cm" svg:height="7.371cm" svg:x="2.278cm" svg:y="3.5cm">
          <draw:text-box>
            <text:p>Stored types: 64 bit</text:p>
            <text:p/>
            <text:p>Upper byte: Block presets</text:p>
            <text:p>Lower byte: BlockData buffer index (set to -1 to disable</text:p>
            <text:p>machine buffer capabilities)</text:p>
            <text:p/>
            <text:p/>
            <text:p>Stores machine block (or more complex building block</text:p>
            <text:p>presets and types.</text:p>
            <text:p>Basic building blocks are stored directly in the map</text:p>
          </draw:text-box>
        </draw:frame>
      </draw:page>
      <draw:page draw:name="page7" draw:style-name="dp1" draw:master-page-name="Domyślnie">
        <draw:rect draw:style-name="gr10" draw:text-style-name="P1" draw:layer="layout" svg:width="17.8cm" svg:height="0.8cm" svg:x="1.5cm" svg:y="1.9cm">
          <text:p text:style-name="P1">BlockData buffer</text:p>
        </draw:rect>
        <draw:frame draw:style-name="gr24" draw:layer="layout" svg:width="10.082cm" svg:height="5.235cm" svg:x="1.8cm" svg:y="3.365cm">
          <draw:text-box>
            <text:p>Stores data for complex machines</text:p>
            <text:p/>
            <text:p>Stored values:</text:p>
            <text:p>3*32 bit (block position) </text:p>
            <text:p>64 bit (presets)</text:p>
            <text:p>X*32 bit (attached pieces)</text:p>
            <text:p>X*32 bit (attached nodes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2T21:37:48.24</meta:creation-date>
    <dc:date>2020-10-23T17:17:10.32</dc:date>
    <meta:editing-duration>PT9H46M</meta:editing-duration>
    <meta:editing-cycles>6</meta:editing-cycles>
    <meta:generator>OpenOffice/4.1.5$Win32 OpenOffice.org_project/415m1$Build-9789</meta:generator>
    <meta:document-statistic meta:object-count="85"/>
  </office:meta>
</office:document-meta>
</file>